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35ce1"/>
    </style:style>
    <style:style style:name="P2" style:family="paragraph" style:parent-style-name="Standard">
      <style:paragraph-properties fo:text-align="justify" style:justify-single-word="false"/>
      <style:text-properties officeooo:paragraph-rsid="00135ce1"/>
    </style:style>
    <style:style style:name="P3" style:family="paragraph" style:parent-style-name="Standard">
      <style:text-properties fo:font-weight="normal" officeooo:paragraph-rsid="00135ce1" style:font-weight-asian="normal" style:font-weight-complex="normal"/>
    </style:style>
    <style:style style:name="P4" style:family="paragraph" style:parent-style-name="Standard">
      <style:text-properties fo:font-weight="normal" officeooo:rsid="00155a91" officeooo:paragraph-rsid="00155a91" style:font-weight-asian="normal" style:font-weight-complex="normal"/>
    </style:style>
    <style:style style:name="P5" style:family="paragraph" style:parent-style-name="Standard">
      <style:text-properties fo:font-weight="normal" officeooo:rsid="00191a0d" officeooo:paragraph-rsid="00191a0d" style:font-weight-asian="normal" style:font-weight-complex="normal"/>
    </style:style>
    <style:style style:name="P6" style:family="paragraph" style:parent-style-name="Standard">
      <style:text-properties fo:font-weight="normal" officeooo:rsid="001a0f75" officeooo:paragraph-rsid="001a0f75" style:font-weight-asian="normal" style:font-weight-complex="normal"/>
    </style:style>
    <style:style style:name="P7" style:family="paragraph" style:parent-style-name="Standard">
      <style:text-properties fo:font-weight="normal" officeooo:rsid="001c7fbf" officeooo:paragraph-rsid="001c7fbf" style:font-weight-asian="normal" style:font-weight-complex="normal"/>
    </style:style>
    <style:style style:name="P8" style:family="paragraph" style:parent-style-name="Standard">
      <style:text-properties officeooo:paragraph-rsid="00135ce1"/>
    </style:style>
    <style:style style:name="P9" style:family="paragraph" style:parent-style-name="Standard">
      <style:text-properties officeooo:rsid="00135ce1" officeooo:paragraph-rsid="00135ce1"/>
    </style:style>
    <style:style style:name="P10" style:family="paragraph" style:parent-style-name="Standard">
      <style:text-properties officeooo:rsid="00135ce1" officeooo:paragraph-rsid="0015a20e"/>
    </style:style>
    <style:style style:name="P11" style:family="paragraph" style:parent-style-name="Standard">
      <style:text-properties officeooo:rsid="00135ce1" officeooo:paragraph-rsid="001b0319"/>
    </style:style>
    <style:style style:name="P12" style:family="paragraph" style:parent-style-name="Standard">
      <style:text-properties fo:language="en" fo:country="IN" officeooo:paragraph-rsid="00155a91"/>
    </style:style>
    <style:style style:name="P13" style:family="paragraph" style:parent-style-name="Standard">
      <style:text-properties officeooo:rsid="00155a91" officeooo:paragraph-rsid="00155a91"/>
    </style:style>
    <style:style style:name="P14" style:family="paragraph" style:parent-style-name="Standard">
      <style:text-properties officeooo:rsid="0015a20e" officeooo:paragraph-rsid="0015a20e"/>
    </style:style>
    <style:style style:name="P15" style:family="paragraph" style:parent-style-name="Standard">
      <style:text-properties fo:font-weight="bold" officeooo:rsid="00135ce1" officeooo:paragraph-rsid="00191a0d" style:font-weight-asian="bold" style:font-weight-complex="bold"/>
    </style:style>
    <style:style style:name="P16" style:family="paragraph" style:parent-style-name="Standard">
      <style:text-properties fo:font-weight="bold" officeooo:rsid="00191a0d" officeooo:paragraph-rsid="00191a0d" style:font-weight-asian="bold" style:font-weight-complex="bold"/>
    </style:style>
    <style:style style:name="P17" style:family="paragraph" style:parent-style-name="Standard">
      <style:text-properties fo:font-weight="bold" officeooo:rsid="00191a0d" officeooo:paragraph-rsid="001a0f75" style:font-weight-asian="bold" style:font-weight-complex="bold"/>
    </style:style>
    <style:style style:name="P18" style:family="paragraph" style:parent-style-name="Standard">
      <style:text-properties fo:font-weight="bold" officeooo:rsid="001a0f75" officeooo:paragraph-rsid="001a0f75" style:font-weight-asian="bold" style:font-weight-complex="bold"/>
    </style:style>
    <style:style style:name="P19" style:family="paragraph" style:parent-style-name="Standard">
      <style:text-properties fo:font-weight="bold" officeooo:rsid="00210b02" officeooo:paragraph-rsid="00210b02" style:font-weight-asian="bold" style:font-weight-complex="bold"/>
    </style:style>
    <style:style style:name="P20" style:family="paragraph" style:parent-style-name="Standard">
      <style:text-properties officeooo:rsid="001c7fbf" officeooo:paragraph-rsid="001c7fbf"/>
    </style:style>
    <style:style style:name="P21" style:family="paragraph" style:parent-style-name="Standard" style:master-page-name="Standard">
      <style:paragraph-properties style:page-number="auto"/>
      <style:text-properties officeooo:paragraph-rsid="00135ce1"/>
    </style:style>
    <style:style style:name="P22" style:family="paragraph" style:parent-style-name="Standard">
      <style:paragraph-properties fo:break-before="page"/>
      <style:text-properties officeooo:paragraph-rsid="00135ce1"/>
    </style:style>
    <style:style style:name="P23" style:family="paragraph" style:parent-style-name="Standard">
      <style:paragraph-properties fo:break-before="page"/>
      <style:text-properties fo:font-weight="bold" officeooo:rsid="00135ce1" officeooo:paragraph-rsid="00191a0d" style:font-weight-asian="bold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1">
      <style:paragraph-properties fo:margin-top="0cm" fo:margin-bottom="0cm" loext:contextual-spacing="false"/>
    </style:style>
    <style:style style:name="P30" style:family="paragraph" style:parent-style-name="Text_20_body" style:list-style-name="L2">
      <style:paragraph-properties fo:margin-top="0cm" fo:margin-bottom="0cm" loext:contextual-spacing="false"/>
    </style:style>
    <style:style style:name="P31" style:family="paragraph" style:parent-style-name="Text_20_body" style:list-style-name="L3">
      <style:paragraph-properties fo:margin-top="0cm" fo:margin-bottom="0cm" loext:contextual-spacing="false"/>
    </style:style>
    <style:style style:name="P32" style:family="paragraph" style:parent-style-name="Text_20_body" style:list-style-name="L4">
      <style:paragraph-properties fo:margin-top="0cm" fo:margin-bottom="0cm" loext:contextual-spacing="false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bold" officeooo:rsid="00135ce1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279788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5a91" style:font-weight-asian="bold" style:font-weight-complex="bold"/>
    </style:style>
    <style:style style:name="T5" style:family="text">
      <style:text-properties fo:font-weight="bold" officeooo:rsid="0015a20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5a91" style:font-weight-asian="normal" style:font-weight-complex="normal"/>
    </style:style>
    <style:style style:name="T8" style:family="text">
      <style:text-properties officeooo:rsid="00155a91"/>
    </style:style>
    <style:style style:name="T9" style:family="text">
      <style:text-properties officeooo:rsid="0015a20e"/>
    </style:style>
    <style:style style:name="T10" style:family="text">
      <style:text-properties officeooo:rsid="00191a0d"/>
    </style:style>
    <style:style style:name="T11" style:family="text">
      <style:text-properties officeooo:rsid="001a0f75"/>
    </style:style>
    <style:style style:name="T12" style:family="text">
      <style:text-properties officeooo:rsid="001d6964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68cm" fo:min-width="2.1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5cm" fo:min-width="0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7cm" fo:min-width="0.7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3cm" fo:min-width="0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7cm" fo:min-width="0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41cm" fo:min-width="2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41cm" fo:min-width="2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ff00ff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ff00ff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ff00ff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43cm" fo:min-width="2.79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text:tab/><text:span text:style-name="T1">Design Docume</text:span><text:span text:style-name="T2">n</text:span><text:span text:style-name="T1">t for Graph Algorithms</text:span></text:p>
      <text:p text:style-name="P8"/>
      <text:p text:style-name="P1"><text:tab/><text:tab/><text:tab/><text:tab/><text:tab/><text:tab/><text:tab/><text:tab/><text:tab/>Author: Sandeep Kumar Verma<text:tab/><text:tab/><text:tab/><text:tab/><text:tab/><text:tab/><text:tab/><text:tab/><text:tab/><text:tab/><text:tab/><text:tab/><text:tab/><text:tab/></text:p>
      <text:p text:style-name="P2">=-=-=-=-=-=-=-=-=-=-=-=-=-=-=-=-=-=-=-=-=-=-=-=-=-=-=-=-=-=-=-=-=-=-=-=--=-=-=-=-=-=-=-=-</text:p>
      <text:p text:style-name="P2"/>
      <text:p text:style-name="P2"><text:span text:style-name="T3">CONTENTS: <text:s text:c="133"/>---------------</text:span></text:p>
      <text:p text:style-name="P3"/>
      <text:p text:style-name="P4">1.PROBLEM STATMENT <text:s/></text:p>
      <text:p text:style-name="P8"><text:span text:style-name="T7">2</text:span><text:span text:style-name="T6">.OVERVIEW</text:span></text:p>
      <text:p text:style-name="P9"><text:span text:style-name="T7">3</text:span><text:span text:style-name="T6">.BLOCK DIAGRAM</text:span></text:p>
      <text:p text:style-name="P8"><text:span text:style-name="T7">4</text:span><text:span text:style-name="T6">.PREREQUISITES</text:span></text:p>
      <text:p text:style-name="P8"><text:span text:style-name="T7">5</text:span><text:span text:style-name="T6">.USEFUL COMMAND</text:span></text:p>
      <text:p text:style-name="P8"><text:span text:style-name="T7">6</text:span><text:span text:style-name="T6">.COMPILATION</text:span></text:p>
      <text:p text:style-name="P8">=-=-=-=-=-=-=-=-=-=-=-=-=-=-=-=-=-=-=-=-=-=-=-=-=-=-=-=-=-=-=-=-=-=-=-=--=-=-=-=-=-==-=-</text:p>
      <text:p text:style-name="P12"><text:span text:style-name="T3">1.0 </text:span><text:span text:style-name="T4">PROBLEM STATEMENT</text:span><text:span text:style-name="T3">:</text:span></text:p>
      <text:p text:style-name="P12"><text:span text:style-name="T3"/></text:p>
      <text:p text:style-name="Text_20_body">You are given a set of interacting processes that exchange neighbor adjacency data. The process works like this:</text:p>
      <text:list xml:id="list7642043806563697219" text:style-name="L1">
        <text:list-item>
          <text:p text:style-name="P29">Each process reads neighbor information and cost from a file </text:p>
        </text:list-item>
        <text:list-item>
          <text:p text:style-name="P24">Each process builds a network graph from all nodes using this neighbor information </text:p>
        </text:list-item>
      </text:list>
      <text:p text:style-name="Text_20_body">Given this information answer the following questions:</text:p>
      <text:list xml:id="list148402173585859460" text:style-name="L2">
        <text:list-item>
          <text:p text:style-name="P30">Find the shortest path from any to any node given. </text:p>
        </text:list-item>
        <text:list-item>
          <text:p text:style-name="P25">Find the minimum spanning tree. </text:p>
        </text:list-item>
      </text:list>
      <text:p text:style-name="Text_20_body">Also, reconfigure the network connectivity graph on a node when a node (process) dies or an edge is lost</text:p>
      <text:h text:style-name="Heading_20_4" text:outline-level="4"><text:bookmark text:name="issuestobehandled"/>Issues to be handled:</text:h>
      <text:list xml:id="list8526446033915334717" text:style-name="L3">
        <text:list-item>
          <text:p text:style-name="P31">Nodes (process) can startup and die at any point of time </text:p>
        </text:list-item>
        <text:list-item>
          <text:p text:style-name="P26">No central manager for the set of nodes (process) </text:p>
        </text:list-item>
      </text:list>
      <text:h text:style-name="Heading_20_4" text:outline-level="4"><text:bookmark text:name="someaspectsofevaluation"/>Some aspects of evaluation:</text:h>
      <text:list xml:id="list1745557736349546736" text:style-name="L4">
        <text:list-item>
          <text:p text:style-name="P32">Write-up on approach, design, unit testing, debugging hooks </text:p>
        </text:list-item>
        <text:list-item>
          <text:p text:style-name="P32">Choice of data structures, threads, processes, IPC </text:p>
        </text:list-item>
        <text:list-item>
          <text:p text:style-name="P32">Simplicity of implementation </text:p>
        </text:list-item>
        <text:list-item>
          <text:p text:style-name="P32">Efficiency of implementation </text:p>
        </text:list-item>
        <text:list-item>
          <text:p text:style-name="P27">Bugs/corner cases handling </text:p>
        </text:list-item>
      </text:list>
      <text:h text:style-name="Heading_20_4" text:outline-level="4"><text:bookmark text:name="languagetobeused"/>Language to be used:</text:h>
      <text:list xml:id="list1926799151218425411" text:style-name="L5">
        <text:list-item>
          <text:p text:style-name="P28">C/C++ </text:p>
        </text:list-item>
      </text:list>
      <text:p text:style-name="P8"/>
      <text:p text:style-name="P8"><text:span text:style-name="T3"/></text:p>
      <text:p text:style-name="P8"><text:span text:style-name="T3"/></text:p>
      <text:p text:style-name="P8"><text:span text:style-name="T3"/></text:p>
      <text:p text:style-name="P22"><text:span text:style-name="T4">2</text:span><text:span text:style-name="T3">.0 OVERVIEW:</text:span></text:p>
      <text:p text:style-name="P8"/>
      <text:p text:style-name="P13">Each process will act as a node and it will be having a graph data structure in RAM as well as in a file (in persistance storage).</text:p>
      <text:p text:style-name="P11">Same process of multiple instances will be accessing same file in the storage which will be having graph <text:span text:style-name="T8">data </text:span>of each running process. </text:p>
      <text:p text:style-name="P11">Once process runs, it reads graphs of all running process <text:span text:style-name="T8">from a file</text:span> and updates it’s datastructure with exact depth from it<text:span text:style-name="T8">self. It updates the file with its own graph data and send signal to all process to update their own structures.</text:span></text:p>
      <text:p text:style-name="P13">In the same way before termination of the process, it <text:span text:style-name="T9">will </text:span>update the file by removing its own graph and send signal to all the process to update their own.</text:p>
      <text:p text:style-name="P13"/>
      <text:p text:style-name="P14">Any running process can take input from terminal (stdin) as a query and respond for it.</text:p>
      <text:p text:style-name="P13"/>
      <text:p text:style-name="P10"><text:span text:style-name="T4"/></text:p>
      <text:p text:style-name="P10"><text:span text:style-name="T5">3</text:span><text:span text:style-name="T3">.0 </text:span><text:span text:style-name="T5">BLOCK DIAGRAM</text:span><text:span text:style-name="T3">:</text:span></text:p>
      <text:p text:style-name="P10"><text:span text:style-name="T3"/></text:p>
      <text:p text:style-name="P10"><draw:g text:anchor-type="paragraph" draw:z-index="0" draw:name="Shape1" draw:style-name="gr1"><draw:custom-shape draw:style-name="gr2" draw:text-style-name="P34" svg:width="2.668cm" svg:height="1.719cm" svg:x="7.125cm" svg:y="5.424cm"><text:p text:style-name="P33"><text:span text:style-name="T13">Graph.txt</text:span></text:p><draw:enhanced-geometry svg:viewBox="0 0 21600 21600" draw:type="rectangle" draw:enhanced-path="M 0 0 L 21600 0 21600 21600 0 21600 0 0 Z N"/></draw:custom-shape><draw:custom-shape draw:style-name="gr3" draw:text-style-name="P34" svg:width="1.726cm" svg:height="1.717cm" svg:x="3.045cm" svg:y="2.771cm"><text:p text:style-name="P33"><text:span text:style-name="T13">P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4" svg:width="1.728cm" svg:height="1.719cm" svg:x="11.989cm" svg:y="2.459cm"><text:p text:style-name="P33"><text:span text:style-name="T13">P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4" svg:width="1.726cm" svg:height="1.715cm" svg:x="12.146cm" svg:y="8.703cm"><text:p text:style-name="P33"><text:span text:style-name="T13">P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4" svg:width="1.726cm" svg:height="1.719cm" svg:x="3.045cm" svg:y="9.013cm"><text:p text:style-name="P33"><text:span text:style-name="T13">P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5" svg:x1="4.769cm" svg:y1="4.02cm" svg:x2="7.123cm" svg:y2="5.425cm"><text:p/></draw:line><draw:line draw:style-name="gr8" draw:text-style-name="P35" svg:x1="12.146cm" svg:y1="3.864cm" svg:x2="9.792cm" svg:y2="5.425cm"><text:p/></draw:line><draw:line draw:style-name="gr9" draw:text-style-name="P35" svg:x1="4.612cm" svg:y1="9.326cm" svg:x2="7.123cm" svg:y2="7.141cm"><text:p/></draw:line><draw:line draw:style-name="gr10" draw:text-style-name="P35" svg:x1="12.46cm" svg:y1="9.014cm" svg:x2="9.792cm" svg:y2="7.141cm"><text:p/></draw:line><draw:custom-shape draw:style-name="gr11" draw:text-style-name="P36" svg:width="2.982cm" svg:height="1.093cm" svg:x="1.632cm" svg:y="1.367cm"><text:p text:style-name="P33"><text:span text:style-name="T13">Process</text:span></text:p><draw:enhanced-geometry svg:viewBox="0 0 21600 21600" draw:type="rectangle" draw:enhanced-path="M 0 0 L 21600 0 21600 21600 0 21600 0 0 Z N"/></draw:custom-shape><draw:custom-shape draw:style-name="gr12" draw:text-style-name="P36" svg:width="2.982cm" svg:height="1.093cm" svg:x="6.966cm" svg:y="3.708cm"><text:p text:style-name="P33"><text:span text:style-name="T13">File in storage</text:span></text:p><draw:enhanced-geometry svg:viewBox="0 0 21600 21600" draw:type="rectangle" draw:enhanced-path="M 0 0 L 21600 0 21600 21600 0 21600 0 0 Z N"/></draw:custom-shape><draw:line draw:style-name="gr13" draw:text-style-name="P37" svg:x1="3.828cm" svg:y1="8.546cm" svg:x2="3.828cm" svg:y2="4.644cm"><text:p/></draw:line><draw:line draw:style-name="gr14" draw:text-style-name="P37" svg:x1="4.768cm" svg:y1="9.841cm" svg:x2="11.988cm" svg:y2="9.841cm"><text:p/></draw:line><draw:line draw:style-name="gr15" draw:text-style-name="P37" svg:x1="4.455cm" svg:y1="9.483cm" svg:x2="12.616cm" svg:y2="4.176cm"><text:p/></draw:line><draw:custom-shape draw:style-name="gr16" draw:text-style-name="P36" svg:width="3.296cm" svg:height="1.094cm" svg:x="0.219cm" svg:y="6.048cm"><text:p text:style-name="P33"><text:span text:style-name="T13">Signal</text:span></text:p><draw:enhanced-geometry svg:viewBox="0 0 21600 21600" draw:type="rectangle" draw:enhanced-path="M 0 0 L 21600 0 21600 21600 0 21600 0 0 Z N"/></draw:custom-shape></draw:g><text:span text:style-name="T3"><text:tab/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7">As clearly mentioned in the block diagram, all process will be accessing the same file.</text:p>
      <text:p text:style-name="P20"><text:span text:style-name="T6">When process comes up or before termination it sends signal to all the process to read the file and update their data structure.</text:span><text:span text:style-name="T3"> 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23"><text:span text:style-name="T8">4</text:span>.<text:span text:style-name="T10">0 </text:span>PREREQUISITES</text:p>
      <text:p text:style-name="P15"/>
      <text:p text:style-name="P5">4.1 PC running linux on it</text:p>
      <text:p text:style-name="P5">4.2 Make, GCC, GIT utilitie, <text:span text:style-name="T12">GIT repository</text:span></text:p>
      <text:p text:style-name="P5"/>
      <text:p text:style-name="P16"><text:span text:style-name="T8">5</text:span>.0 USEFUL COMMAND</text:p>
      <text:p text:style-name="P16"/>
      <text:p text:style-name="P5">5.1 To run a process as a node, we have to tell which node it is and which node it is connected with. It can be done while executing the process via command line.</text:p>
      <text:p text:style-name="P5">Ex:</text:p>
      <text:p text:style-name="P5"><text:tab/><text:span text:style-name="T3">$ ./node 23 12 20 13</text:span></text:p>
      <text:p text:style-name="P5"/>
      <text:p text:style-name="P5"><text:tab/>* here “node” is exwcutable file name, 23 is a node identity, 12 20 13 are nodes with 23 is attached.</text:p>
      <text:p text:style-name="P5"/>
      <text:p text:style-name="P5">5.2 <text:span text:style-name="T11">Query can be given to any running process, through stdin</text:span></text:p>
      <text:p text:style-name="P6">Ex: </text:p>
      <text:p text:style-name="P6"><text:tab/>-&gt; <text:span text:style-name="T3">s_path 12 13</text:span></text:p>
      <text:p text:style-name="P6"><text:span text:style-name="T3"/></text:p>
      <text:p text:style-name="P6"><text:span text:style-name="T3"><text:tab/>* </text:span>It will give a shortest path between node 12 and node 13</text:p>
      <text:p text:style-name="P6"/>
      <text:p text:style-name="P6"><text:tab/><text:span text:style-name="T3">-&gt; mini_spi_tree</text:span></text:p>
      <text:p text:style-name="P6"><text:span text:style-name="T3"><text:tab/></text:span></text:p>
      <text:p text:style-name="P6"><text:span text:style-name="T3"><text:tab/>* </text:span>It will show result of minimum spinning tree for graph</text:p>
      <text:p text:style-name="P6"><text:span text:style-name="T3"><text:tab/></text:span></text:p>
      <text:p text:style-name="P5"><text:span text:style-name="T3"/></text:p>
      <text:p text:style-name="P17"><text:span text:style-name="T11">6.0 </text:span>COMPILATION</text:p>
      <text:p text:style-name="P17"/>
      <text:p text:style-name="P18"><text:span text:style-name="T6">6.1 makefile has been written for the project, just need to give command “make” to compile and generate</text:span> <text:span text:style-name="T6">the executable file.</text:span></text:p>
      <text:p text:style-name="P18"><text:span text:style-name="T6"/></text:p>
      <text:p text:style-name="P18"><text:span text:style-name="T6"><text:tab/></text:span>$ make</text:p>
      <text:p text:style-name="P18"/>
      <text:p text:style-name="P18"/>
      <text:p text:style-name="P18"/>
      <text:p text:style-name="P18"/>
      <text:p text:style-name="P19">Note: <text:span text:style-name="T6">Actual implementation may vary and so design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4:45:15.829091611</meta:creation-date>
    <dc:date>2017-06-17T15:51:24.697204873</dc:date>
    <meta:editing-duration>PT30M12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515" meta:character-count="3238" meta:non-whitespace-character-count="2609"/>
  </office:meta>
</office:document-meta>
</file>